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4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1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1.8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0.9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961cm"/>
    </style:style>
    <style:style style:name="gr8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9cm" svg:height="1cm" svg:x="9cm" svg:y="2.3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 draw:id="id3">
          <draw:custom-shape draw:style-name="gr1" draw:text-style-name="P1" draw:layer="layout" svg:width="4.9cm" svg:height="2.8cm" svg:x="13.5cm" svg:y="4.8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14.8cm" svg:y="5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4.5cm" svg:y="5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4.2cm" svg:y="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1" draw:text-style-name="P1" draw:layer="layout" svg:width="4.9cm" svg:height="2.8cm" svg:x="2.5cm" svg:y="4.8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3.8cm" svg:y="5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3.5cm" svg:y="5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3.2cm" svg:y="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1" draw:text-style-name="P1" draw:layer="layout" svg:width="4.9cm" svg:height="2.8cm" svg:x="8cm" svg:y="4.8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9.3cm" svg:y="5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9cm" svg:y="5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8.7cm" svg:y="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9cm" svg:y1="2.85cm" svg:x2="4.95cm" svg:y2="4.8cm" draw:start-shape="id1" draw:start-glue-point="3" draw:end-shape="id2" draw:end-glue-point="0">
          <text:p text:style-name="P2"/>
        </draw:connector>
        <draw:connector draw:style-name="gr2" draw:text-style-name="P1" draw:layer="layout" draw:type="line" svg:x1="11.9cm" svg:y1="2.85cm" svg:x2="15.95cm" svg:y2="4.8cm" draw:start-shape="id1" draw:start-glue-point="1" draw:end-shape="id3" draw:end-glue-point="0">
          <text:p text:style-name="P2"/>
        </draw:connector>
        <draw:connector draw:style-name="gr2" draw:text-style-name="P1" draw:layer="layout" draw:type="line" svg:x1="10.45cm" svg:y1="3.35cm" svg:x2="10.45cm" svg:y2="4.8cm" draw:start-shape="id1" draw:start-glue-point="2" draw:end-shape="id4" draw:end-glue-point="0">
          <text:p text:style-name="P2"/>
        </draw:connector>
        <draw:frame draw:style-name="gr3" draw:text-style-name="P2" draw:layer="layout" svg:width="2.496cm" svg:height="0.662cm" svg:x="9.23cm" svg:y="2.31cm">
          <draw:text-box>
            <text:p text:style-name="P2">DataServer</text:p>
          </draw:text-box>
        </draw:frame>
        <draw:frame draw:style-name="gr4" draw:text-style-name="P2" draw:layer="layout" svg:width="1.996cm" svg:height="0.662cm" svg:x="14.59cm" svg:y="5.95cm">
          <draw:text-box>
            <text:p text:style-name="P2">Client(k)</text:p>
          </draw:text-box>
        </draw:frame>
        <draw:frame draw:style-name="gr5" draw:text-style-name="P2" draw:layer="layout" svg:width="3.05cm" svg:height="0.662cm" svg:x="8.59cm" svg:y="6.17cm">
          <draw:text-box>
            <text:p text:style-name="P2">CompServer(j)</text:p>
          </draw:text-box>
        </draw:frame>
        <draw:frame draw:style-name="gr6" draw:text-style-name="P2" draw:layer="layout" svg:width="1.891cm" svg:height="0.662cm" svg:x="3.69cm" svg:y="6.17cm">
          <draw:text-box>
            <text:p text:style-name="P2">Client(i)</text:p>
          </draw:text-box>
        </draw:frame>
        <draw:frame draw:style-name="gr7" draw:text-style-name="P2" draw:layer="layout" svg:width="3.156cm" svg:height="0.662cm" svg:x="14.03cm" svg:y="6.37cm">
          <draw:text-box>
            <text:p text:style-name="P2">CompServer(k)</text:p>
          </draw:text-box>
        </draw:frame>
        <draw:frame draw:style-name="gr8" draw:layer="layout" svg:width="1.015cm" svg:height="0.493cm" svg:x="2.7cm" svg:y="4.9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.053cm" svg:height="0.493cm" svg:x="8.146cm" svg:y="4.9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.128cm" svg:height="0.493cm" svg:x="13.689cm" svg:y="4.89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1" draw:layer="layout" draw:type="line" svg:x1="7.4cm" svg:y1="6.2cm" svg:x2="8cm" svg:y2="6.2cm" draw:start-shape="id2" draw:start-glue-point="1" draw:end-shape="id4" draw:end-glue-point="3">
          <text:p text:style-name="P2"/>
        </draw:connector>
        <draw:connector draw:style-name="gr2" draw:text-style-name="P1" draw:layer="layout" draw:type="line" svg:x1="12.9cm" svg:y1="6.2cm" svg:x2="13.5cm" svg:y2="6.2cm" draw:start-shape="id4" draw:start-glue-point="1" draw:end-shape="id3" draw:end-glue-point="3">
          <text:p text:style-name="P2"/>
        </draw:connector>
        <draw:frame draw:style-name="gr8" draw:layer="layout" svg:width="1.94cm" svg:height="0.494cm" svg:x="14cm" svg:y="1.4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.885cm" svg:height="0.494cm" svg:x="14cm" svg:y="1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2.148cm" svg:height="0.465cm" svg:x="14cm" svg:y="2.60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2.539cm" svg:height="0.455cm" svg:x="14cm" svg:y="1.0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2" draw:layer="layout" svg:width="2.461cm" svg:height="0.662cm" svg:x="9.43cm" svg:y="2.7cm">
          <draw:text-box>
            <text:p text:style-name="P2">Client(p)</text:p>
          </draw:text-box>
        </draw:frame>
        <draw:connector draw:style-name="gr2" draw:text-style-name="P1" draw:layer="layout" draw:type="curve" draw:line-skew="1.15cm" svg:x1="4.95cm" svg:y1="7.6cm" svg:x2="15.95cm" svg:y2="7.6cm" draw:start-shape="id2" draw:start-glue-point="2" draw:end-shape="id3">
          <text:p text:style-name="P2"/>
        </draw:connector>
        <draw:frame draw:style-name="gr8" draw:layer="layout" svg:width="1.885cm" svg:height="0.494cm" svg:x="14.001cm" svg:y="2.2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21T16:07:57</meta:creation-date>
    <dc:date>2007-08-24T15:16:14</dc:date>
    <dc:language>es-AR</dc:language>
    <meta:editing-cycles>36</meta:editing-cycles>
    <meta:editing-duration>PT1H27M4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∈</math:mo>
      <math:mi>A</math:mi>
    </math:mrow>
    <math:annotation math:encoding="StarMath 5.0">i in 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∩</math:mo>
        <math:mi>C</math:mi>
      </math:mrow>
      <math:mo math:stretchy="false">=</math:mo>
      <math:mo math:stretchy="false">∅</math:mo>
    </math:mrow>
    <math:annotation math:encoding="StarMath 5.0">A intersection C = emptyse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∈</math:mo>
      <math:mi>B</math:mi>
    </math:mrow>
    <math:annotation math:encoding="StarMath 5.0">j in B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∈</math:mo>
      <math:mi>C</math:mi>
    </math:mrow>
    <math:annotation math:encoding="StarMath 5.0">k in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∩</math:mo>
        <math:mi>C</math:mi>
      </math:mrow>
      <math:mo math:stretchy="false">=</math:mo>
      <math:mo math:stretchy="false">∅</math:mo>
    </math:mrow>
    <math:annotation math:encoding="StarMath 5.0">B intersection C = emptyse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A</math:mi>
          <math:mo math:stretchy="false">∪</math:mo>
          <math:mi>B</math:mi>
        </math:mrow>
        <math:mo math:stretchy="false">∪</math:mo>
        <math:mi>C</math:mi>
      </math:mrow>
      <math:mo math:stretchy="false">⊂</math:mo>
      <math:mo math:stretchy="false">ℕ</math:mo>
    </math:mrow>
    <math:annotation math:encoding="StarMath 5.0">A union B union C  subset  set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∉</math:mo>
      <math:mrow>
        <math:mo math:stretchy="false">(</math:mo>
        <math:mrow>
          <math:mi>A</math:mi>
          <math:mo math:stretchy="false">∪</math:mo>
          <math:mi>C</math:mi>
        </math:mrow>
        <math:mo math:stretchy="false">)</math:mo>
      </math:mrow>
    </math:mrow>
    <math:annotation math:encoding="StarMath 5.0">p notin(A union C)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∪</math:mo>
        <math:mi>C</math:mi>
      </math:mrow>
      <math:mo math:stretchy="false">≠</math:mo>
      <math:mo math:stretchy="false">∅</math:mo>
    </math:mrow>
    <math:annotation math:encoding="StarMath 5.0">B union C &lt;&gt; emptyset</math:annotation>
  </math:semantics>
</math:math>
</file>